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3.03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2-<text:tab/>QUAL O SEU SEXO?</text:p>
          </table:table-cell>
          <table:table-cell office:value-type="string">
            <text:p>4-<text:tab/>QUAL A SUA ESCOLARIDADE?</text:p>
          </table:table-cell>
          <table:table-cell office:value-type="string">
            <text:p>5-<text:tab/>QUAL A SUA PROFISSÃO/OCUPAÇÃO?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MASCUL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MASCULINO</text:p>
          </table:table-cell>
          <table:table-cell office:value-type="string">
            <text:p>PÓS-GRADUAÇÃO - MESTRADO</text:p>
          </table:table-cell>
          <table:table-cell office:value-type="string">
            <text:p>PROFESSOR</text:p>
          </table:table-cell>
        </table:table-row>
        <table:table-row table:style-name="ro1">
          <table:table-cell office:value-type="string">
            <text:p>MASCULINO</text:p>
          </table:table-cell>
          <table:table-cell office:value-type="string">
            <text:p>ENSINO MÉDIO</text:p>
          </table:table-cell>
          <table:table-cell office:value-type="string">
            <text:p>PROFESSOR</text:p>
          </table:table-cell>
        </table:table-row>
        <table:table-row table:style-name="ro1">
          <table:table-cell office:value-type="string">
            <text:p>MASCUL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PROFESSOR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FEMIN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  <table:table-row table:style-name="ro1">
          <table:table-cell office:value-type="string">
            <text:p>MASCULINO</text:p>
          </table:table-cell>
          <table:table-cell office:value-type="string">
            <text:p>ENSINO SUPERIOR</text:p>
          </table:table-cell>
          <table:table-cell office:value-type="string">
            <text:p>ESTUDA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08/28/2020</text:date>, <text:time>22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8T22:46:42.64</dc:date>
    <meta:generator>OpenOffice/4.1.7$Win32 OpenOffice.org_project/417m1$Build-9800</meta:generator>
    <meta:editing-duration>PT5M14S</meta:editing-duration>
    <meta:editing-cycles>1</meta:editing-cycles>
    <meta:document-statistic meta:table-count="1" meta:cell-count="39" meta:object-count="0"/>
  </office:meta>
</office:document-meta>
</file>